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813in" table:align="left"/>
    </style:style>
    <style:style style:name="Table1.A" style:family="table-column">
      <style:table-column-properties style:column-width="1.6417in"/>
    </style:style>
    <style:style style:name="Table1.B" style:family="table-column">
      <style:table-column-properties style:column-width="3.739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5486in" table:align="left"/>
    </style:style>
    <style:style style:name="Table2.A" style:family="table-column">
      <style:table-column-properties style:column-width="2.009in"/>
    </style:style>
    <style:style style:name="Table2.B" style:family="table-column">
      <style:table-column-properties style:column-width="2.539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text-indent="0in" style:auto-text-indent="false"/>
    </style:style>
    <style:style style:name="P7" style:family="paragraph" style:parent-style-name="Preformatted_20_Text">
      <style:paragraph-properties fo:margin-left="0in" fo:margin-right="0in" fo:text-indent="0in" style:auto-text-indent="false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officeooo:rsid="0017b26d" officeooo:paragraph-rsid="0017b26d"/>
    </style:style>
    <style:style style:name="P11" style:family="paragraph" style:parent-style-name="Text_20_body" style:list-style-name="L3">
      <style:paragraph-properties fo:margin-left="0in" fo:margin-right="0in" fo:text-indent="0in" style:auto-text-indent="false"/>
    </style:style>
    <style:style style:name="P12" style:family="paragraph" style:parent-style-name="Text_20_body" style:list-style-name="L4">
      <style:paragraph-properties fo:margin-left="0in" fo:margin-right="0in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4" style:family="paragraph" style:parent-style-name="Text_20_body" style:list-style-name="L5">
      <style:paragraph-properties fo:margin-left="0in" fo:margin-right="0in" fo:text-indent="0in" style:auto-text-indent="false"/>
    </style:style>
    <style:style style:name="P15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Text_20_body" style:list-style-name="L6">
      <style:paragraph-properties fo:margin-left="0in" fo:margin-right="0in" fo:text-indent="0in" style:auto-text-indent="false"/>
    </style:style>
    <style:style style:name="P17" style:family="paragraph" style:parent-style-name="Table_20_Heading">
      <style:paragraph-properties fo:margin-left="0in" fo:margin-right="0in" fo:text-indent="0in" style:auto-text-indent="false"/>
    </style:style>
    <style:style style:name="P18" style:family="paragraph" style:parent-style-name="Table_20_Contents">
      <style:paragraph-properties fo:margin-left="0in" fo:margin-right="0in" fo:text-indent="0in" style:auto-text-indent="false"/>
    </style:style>
    <style:style style:name="P19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ext_20_body" style:list-style-name="L7">
      <style:paragraph-properties fo:margin-left="0in" fo:margin-right="0in" fo:text-indent="0in" style:auto-text-indent="false"/>
    </style:style>
    <style:style style:name="P21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22" style:family="paragraph" style:parent-style-name="Text_20_body" style:list-style-name="L8">
      <style:paragraph-properties fo:margin-left="0in" fo:margin-right="0in" fo:text-indent="0in" style:auto-text-indent="false"/>
    </style:style>
    <style:style style:name="P23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24" style:family="paragraph" style:parent-style-name="Text_20_body" style:list-style-name="L9">
      <style:paragraph-properties fo:margin-left="0in" fo:margin-right="0in" fo:text-indent="0in" style:auto-text-indent="false"/>
    </style:style>
    <style:style style:name="T1" style:family="text">
      <style:text-properties fo:color="#4daafc" loext:opacity="100%"/>
    </style:style>
    <style:style style:name="T2" style:family="text">
      <style:text-properties fo:color="#d0d0d0" loext:opacity="100%" fo:font-family="Consolas, 'Courier New', monospace" fo:background-color="#2b2b2b" loext:char-shading-value="0" loext:padding="0in" loext:border="none"/>
    </style:style>
    <style:style style:name="T3" style:family="text">
      <style:text-properties fo:color="#d0d0d0" loext:opacity="100%" fo:font-family="Consolas, 'Courier New', monospace" loext:padding="0in" loext:border="none"/>
    </style:style>
    <style:style style:name="T4" style:family="text">
      <style:text-properties officeooo:rsid="0017b26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d0d0d0" loext:opacity="100%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tep 1: Supabase Setup Walkthrough</text:h>
      <text:h text:style-name="P1" text:outline-level="3">1. Create Your Supabase Project</text:h>
      <text:list text:style-name="L1">
        <text:list-item>
          <text:p text:style-name="P2">Go to <text:a xlink:type="simple" xlink:href="https://supabase.com/" text:style-name="Internet_20_link" text:visited-style-name="Visited_20_Internet_20_Link"><text:span text:style-name="T1">supabase.com</text:span></text:a> and click <text:span text:style-name="Strong_20_Emphasis">Start your project</text:span> (or <text:span text:style-name="Strong_20_Emphasis">Sign In</text:span> if you have an account)</text:p>
        </text:list-item>
        <text:list-item>
          <text:p text:style-name="P2">Sign in with GitHub (recommended) or email</text:p>
        </text:list-item>
        <text:list-item>
          <text:p text:style-name="P2">Click <text:span text:style-name="Strong_20_Emphasis">New Project</text:span></text:p>
        </text:list-item>
        <text:list-item>
          <text:p text:style-name="P2">Fill in the form:</text:p>
          <text:list>
            <text:list-item>
              <text:p text:style-name="P2"><text:span text:style-name="Strong_20_Emphasis">Name:</text:span> <text:span text:style-name="Source_20_Text"><text:span text:style-name="T2">reelforge</text:span></text:span> (or your preferred name)</text:p>
            </text:list-item>
            <text:list-item>
              <text:p text:style-name="P2"><text:span text:style-name="Strong_20_Emphasis">Database Password:</text:span> Generate a strong password — save this to your password manager</text:p>
            </text:list-item>
            <text:list-item>
              <text:p text:style-name="P2"><text:span text:style-name="Strong_20_Emphasis">Region:</text:span> Choose the closest to you (e.g., <text:span text:style-name="Source_20_Text"><text:span text:style-name="T2">East US (N. Virginia)</text:span></text:span> for US East)</text:p>
            </text:list-item>
            <text:list-item>
              <text:p text:style-name="P2"><text:span text:style-name="Strong_20_Emphasis">Pricing Plan:</text:span> Free (Hobby)</text:p>
            </text:list-item>
          </text:list>
        </text:list-item>
        <text:list-item>
          <text:p text:style-name="P2">Click <text:span text:style-name="Strong_20_Emphasis">Create new project</text:span></text:p>
        </text:list-item>
        <text:list-item>
          <text:p text:style-name="P3">Wait 2–3 minutes for provisioning to complete</text:p>
        </text:list-item>
      </text:list>
      <text:p text:style-name="Horizontal_20_Line"/>
      <text:h text:style-name="P1" text:outline-level="3">2. Get Your Connection Strings</text:h>
      <text:p text:style-name="P4">Once the project is ready:</text:p>
      <text:list text:style-name="L2">
        <text:list-item>
          <text:p text:style-name="P5">Click <text:span text:style-name="Strong_20_Emphasis">Settings</text:span> (gear icon in left sidebar)</text:p>
        </text:list-item>
        <text:list-item>
          <text:p text:style-name="P5">Click <text:span text:style-name="Strong_20_Emphasis">API</text:span> in the settings menu</text:p>
        </text:list-item>
        <text:list-item>
          <text:p text:style-name="P6">Copy and save these values to a secure location (password manager or encrypted notes):</text:p>
        </text:list-item>
      </text:list>
      <text:p text:style-name="P7"><text:span text:style-name="Source_20_Text"><text:span text:style-name="T3">Project URL: https://xxxxx.supabase.co</text:span></text:span></text:p>
      <text:p text:style-name="Preformatted_20_Text"><text:span text:style-name="Source_20_Text"><text:span text:style-name="T3">Anon/Public Key: eyJhbG... (starts with eyJhbG)</text:span></text:span></text:p>
      <text:p text:style-name="Preformatted_20_Text"><text:span text:style-name="Source_20_Text"><text:span text:style-name="T3">Service Role Key: eyJhbG... (starts with eyJhbG — KEEP THIS SECRET)</text:span></text:span></text:p>
      <text:p text:style-name="P8"><text:span text:style-name="Source_20_Text"><text:span text:style-name="T3">Database Password: (what you set during creation)</text:span></text:span></text:p>
      <text:list text:style-name="L3">
        <text:list-item>
          <text:p text:style-name="P9">Also note your <text:span text:style-name="Strong_20_Emphasis">Database Host</text:span> for direct connections:</text:p>
          <text:list>
            <text:list-item>
              <text:p text:style-name="P9">Click <text:span text:style-name="Strong_20_Emphasis">Database</text:span> in left sidebar</text:p>
            </text:list-item>
            <text:list-item>
              <text:p text:style-name="P9">Click <text:span text:style-name="Strong_20_Emphasis"><text:span text:style-name="T4">Settings</text:span></text:span> tab</text:p>
            </text:list-item>
            <text:list-item>
              <text:p text:style-name="P10">Click <text:span text:style-name="T5">Connect </text:span><text:span text:style-name="T6">at top of page</text:span></text:p>
            </text:list-item>
            <text:list-item>
              <text:p text:style-name="P11">Note the host: <text:span text:style-name="Source_20_Text"><text:span text:style-name="T2">db.xxxxx.supabase.co</text:span></text:span></text:p>
            </text:list-item>
          </text:list>
        </text:list-item>
      </text:list>
      <text:p text:style-name="Horizontal_20_Line"/>
      <text:h text:style-name="P1" text:outline-level="3">3. Create the GitHub Actions Keep-Alive Workflow</text:h>
      <text:p text:style-name="P4">Supabase pauses free-tier projects after 7 days of inactivity. This workflow pings your project twice/week to keep it alive.</text:p>
      <text:list text:style-name="L4">
        <text:list-item>
          <text:p text:style-name="P12">In your Booksmut project folder, create this file:</text:p>
        </text:list-item>
      </text:list>
      <text:p text:style-name="P13"><text:span text:style-name="Source_20_Text"><text:span text:style-name="T3">Booksmut/.github/workflows/supabase-keepalive.yml</text:span></text:span></text:p>
      <text:list text:style-name="L5">
        <text:list-item>
          <text:p text:style-name="P14">Add this content:</text:p>
        </text:list-item>
      </text:list>
      <text:p text:style-name="P7"><text:soft-page-break/><text:span text:style-name="Source_20_Text"><text:span text:style-name="T3">name: Supabase Keep-Alive</text:span></text:span></text:p>
      <text:p text:style-name="Preformatted_20_Text"/>
      <text:p text:style-name="Preformatted_20_Text"><text:span text:style-name="Source_20_Text"><text:span text:style-name="T3">on:</text:span></text:span></text:p>
      <text:p text:style-name="Preformatted_20_Text"><text:span text:style-name="Source_20_Text"><text:span text:style-name="T7"><text:s text:c="2"/></text:span></text:span><text:span text:style-name="Source_20_Text"><text:span text:style-name="T3">schedule:</text:span></text:span></text:p>
      <text:p text:style-name="Preformatted_20_Text"><text:span text:style-name="Source_20_Text"><text:span text:style-name="T7"><text:s text:c="4"/></text:span></text:span><text:span text:style-name="Source_20_Text"><text:span text:style-name="T3"># Runs every Monday and Thursday at 3 AM UTC</text:span></text:span></text:p>
      <text:p text:style-name="Preformatted_20_Text"><text:span text:style-name="Source_20_Text"><text:span text:style-name="T7"><text:s text:c="4"/></text:span></text:span><text:span text:style-name="Source_20_Text"><text:span text:style-name="T3">- cron: '0 3 * * 1,4'</text:span></text:span></text:p>
      <text:p text:style-name="Preformatted_20_Text"><text:span text:style-name="Source_20_Text"><text:span text:style-name="T7"><text:s text:c="2"/></text:span></text:span><text:span text:style-name="Source_20_Text"><text:span text:style-name="T3">workflow_dispatch: # Allows manual trigger</text:span></text:span></text:p>
      <text:p text:style-name="Preformatted_20_Text"/>
      <text:p text:style-name="Preformatted_20_Text"><text:span text:style-name="Source_20_Text"><text:span text:style-name="T3">jobs:</text:span></text:span></text:p>
      <text:p text:style-name="Preformatted_20_Text"><text:span text:style-name="Source_20_Text"><text:span text:style-name="T7"><text:s text:c="2"/></text:span></text:span><text:span text:style-name="Source_20_Text"><text:span text:style-name="T3">ping-supabase:</text:span></text:span></text:p>
      <text:p text:style-name="Preformatted_20_Text"><text:span text:style-name="Source_20_Text"><text:span text:style-name="T7"><text:s text:c="4"/></text:span></text:span><text:span text:style-name="Source_20_Text"><text:span text:style-name="T3">runs-on: ubuntu-latest</text:span></text:span></text:p>
      <text:p text:style-name="Preformatted_20_Text"><text:span text:style-name="Source_20_Text"><text:span text:style-name="T7"><text:s text:c="4"/></text:span></text:span><text:span text:style-name="Source_20_Text"><text:span text:style-name="T3">steps:</text:span></text:span></text:p>
      <text:p text:style-name="Preformatted_20_Text"><text:span text:style-name="Source_20_Text"><text:span text:style-name="T7"><text:s text:c="6"/></text:span></text:span><text:span text:style-name="Source_20_Text"><text:span text:style-name="T3">- name: Ping Supabase REST API</text:span></text:span></text:p>
      <text:p text:style-name="Preformatted_20_Text"><text:span text:style-name="Source_20_Text"><text:span text:style-name="T7"><text:s text:c="8"/></text:span></text:span><text:span text:style-name="Source_20_Text"><text:span text:style-name="T3">run: |</text:span></text:span></text:p>
      <text:p text:style-name="Preformatted_20_Text"><text:span text:style-name="Source_20_Text"><text:span text:style-name="T7"><text:s text:c="10"/></text:span></text:span><text:span text:style-name="Source_20_Text"><text:span text:style-name="T3">curl -X GET \</text:span></text:span></text:p>
      <text:p text:style-name="Preformatted_20_Text"><text:span text:style-name="Source_20_Text"><text:span text:style-name="T7"><text:s text:c="12"/></text:span></text:span><text:span text:style-name="Source_20_Text"><text:span text:style-name="T3">"${{ secrets.SUPABASE_URL }}/rest/v1/" \</text:span></text:span></text:p>
      <text:p text:style-name="Preformatted_20_Text"><text:span text:style-name="Source_20_Text"><text:span text:style-name="T7"><text:s text:c="12"/></text:span></text:span><text:span text:style-name="Source_20_Text"><text:span text:style-name="T3">-H "apikey: ${{ secrets.SUPABASE_ANON_KEY }}" \</text:span></text:span></text:p>
      <text:p text:style-name="Preformatted_20_Text"><text:span text:style-name="Source_20_Text"><text:span text:style-name="T7"><text:s text:c="12"/></text:span></text:span><text:span text:style-name="Source_20_Text"><text:span text:style-name="T3">-H "Authorization: Bearer ${{ secrets.SUPABASE_ANON_KEY }}" \</text:span></text:span></text:p>
      <text:p text:style-name="P8"><text:span text:style-name="Source_20_Text"><text:span text:style-name="T7"><text:s text:c="12"/></text:span></text:span><text:span text:style-name="Source_20_Text"><text:span text:style-name="T3">--fail</text:span></text:span></text:p>
      <text:list text:style-name="L6">
        <text:list-item>
          <text:p text:style-name="P15">Add the secrets to your GitHub repo:</text:p>
          <text:list>
            <text:list-item>
              <text:p text:style-name="P15">Go to your Booksmut GitHub repo</text:p>
            </text:list-item>
            <text:list-item>
              <text:p text:style-name="P15">Click <text:span text:style-name="Strong_20_Emphasis">Settings</text:span> → <text:span text:style-name="Strong_20_Emphasis">Secrets and variables</text:span> → <text:span text:style-name="Strong_20_Emphasis">Actions</text:span></text:p>
            </text:list-item>
            <text:list-item>
              <text:p text:style-name="P15">Click <text:span text:style-name="Strong_20_Emphasis">New repository secret</text:span></text:p>
            </text:list-item>
            <text:list-item>
              <text:p text:style-name="P16">Add these two secrets: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Name</text:p>
            </table:table-cell>
            <table:table-cell table:style-name="Table1.A1" office:value-type="string">
              <text:p text:style-name="P17">Value</text:p>
            </table:table-cell>
          </table:table-row>
        </table:table-header-rows>
        <table:table-row>
          <table:table-cell table:style-name="Table1.A1" office:value-type="string">
            <text:p text:style-name="P18"><text:span text:style-name="Source_20_Text"><text:span text:style-name="T2">SUPABASE_URL</text:span></text:span></text:p>
          </table:table-cell>
          <table:table-cell table:style-name="Table1.A1" office:value-type="string">
            <text:p text:style-name="P18"><text:span text:style-name="Source_20_Text"><text:span text:style-name="T2">https://xxxxx.supabase.co</text:span></text:span> (your Project URL)</text:p>
          </table:table-cell>
        </table:table-row>
        <table:table-row>
          <table:table-cell table:style-name="Table1.A1" office:value-type="string">
            <text:p text:style-name="P18"><text:span text:style-name="Source_20_Text"><text:span text:style-name="T2">SUPABASE_ANON_KEY</text:span></text:span></text:p>
          </table:table-cell>
          <table:table-cell table:style-name="Table1.A1" office:value-type="string">
            <text:p text:style-name="Table_20_Contents">Your Anon/Public Key from Step 2</text:p>
          </table:table-cell>
        </table:table-row>
      </table:table>
      <text:list text:style-name="L7">
        <text:list-item>
          <text:p text:style-name="P19">Commit and push the workflow file</text:p>
        </text:list-item>
        <text:list-item>
          <text:p text:style-name="P19">Verify it works:</text:p>
          <text:list>
            <text:list-item>
              <text:p text:style-name="P19">Go to <text:span text:style-name="Strong_20_Emphasis">Actions</text:span> tab in your GitHub repo</text:p>
            </text:list-item>
            <text:list-item>
              <text:p text:style-name="P19">Click <text:span text:style-name="Strong_20_Emphasis">Supabase Keep-Alive</text:span> workflow</text:p>
            </text:list-item>
            <text:list-item>
              <text:p text:style-name="P19">Click <text:span text:style-name="Strong_20_Emphasis">Run workflow</text:span> → <text:span text:style-name="Strong_20_Emphasis">Run workflow</text:span></text:p>
            </text:list-item>
            <text:list-item>
              <text:p text:style-name="P20">Confirm it completes successfully (green checkmark)</text:p>
            </text:list-item>
          </text:list>
        </text:list-item>
      </text:list>
      <text:p text:style-name="Horizontal_20_Line"/>
      <text:h text:style-name="P1" text:outline-level="3">4. Verify Your Setup</text:h>
      <text:p text:style-name="P4">Run this quick test to confirm everything is connected:</text:p>
      <text:list text:style-name="L8">
        <text:list-item>
          <text:p text:style-name="P21">Go to <text:span text:style-name="Strong_20_Emphasis">SQL Editor</text:span> in Supabase dashboard</text:p>
        </text:list-item>
        <text:list-item>
          <text:p text:style-name="P21">Click <text:span text:style-name="Strong_20_Emphasis">New query</text:span></text:p>
        </text:list-item>
        <text:list-item>
          <text:p text:style-name="P22">Paste this test query:</text:p>
        </text:list-item>
      </text:list>
      <text:p text:style-name="P7"><text:span text:style-name="Source_20_Text"><text:span text:style-name="T3">-- Test query: create a simple table</text:span></text:span></text:p>
      <text:p text:style-name="Preformatted_20_Text"><text:span text:style-name="Source_20_Text"><text:span text:style-name="T3">CREATE TABLE IF NOT EXISTS test_connection (</text:span></text:span></text:p>
      <text:p text:style-name="Preformatted_20_Text"><text:span text:style-name="Source_20_Text"><text:span text:style-name="T7"><text:s text:c="2"/></text:span></text:span><text:span text:style-name="Source_20_Text"><text:span text:style-name="T3">id SERIAL PRIMARY KEY,</text:span></text:span></text:p>
      <text:p text:style-name="Preformatted_20_Text"><text:span text:style-name="Source_20_Text"><text:span text:style-name="T7"><text:s text:c="2"/></text:span></text:span><text:span text:style-name="Source_20_Text"><text:span text:style-name="T3">message TEXT NOT NULL,</text:span></text:span></text:p>
      <text:p text:style-name="Preformatted_20_Text"><text:span text:style-name="Source_20_Text"><text:span text:style-name="T7"><text:s text:c="2"/></text:span></text:span><text:span text:style-name="Source_20_Text"><text:span text:style-name="T3">created_at TIMESTAMPTZ DEFAULT NOW()</text:span></text:span></text:p>
      <text:p text:style-name="Preformatted_20_Text"><text:soft-page-break/><text:span text:style-name="Source_20_Text"><text:span text:style-name="T3">);</text:span></text:span></text:p>
      <text:p text:style-name="Preformatted_20_Text"/>
      <text:p text:style-name="Preformatted_20_Text"><text:span text:style-name="Source_20_Text"><text:span text:style-name="T3">INSERT INTO test_connection (message) VALUES ('Supabase is connected!');</text:span></text:span></text:p>
      <text:p text:style-name="Preformatted_20_Text"/>
      <text:p text:style-name="P8"><text:span text:style-name="Source_20_Text"><text:span text:style-name="T3">SELECT * FROM test_connection;</text:span></text:span></text:p>
      <text:list text:style-name="L9">
        <text:list-item>
          <text:p text:style-name="P23">Click <text:span text:style-name="Strong_20_Emphasis">Run</text:span></text:p>
        </text:list-item>
        <text:list-item>
          <text:p text:style-name="P23">You should see one row with your test message</text:p>
        </text:list-item>
        <text:list-item>
          <text:p text:style-name="P24">Clean up (optional):</text:p>
        </text:list-item>
      </text:list>
      <text:p text:style-name="P13"><text:span text:style-name="Source_20_Text"><text:span text:style-name="T3">DROP TABLE IF EXISTS test_connection;</text:span></text:span></text:p>
      <text:p text:style-name="Horizontal_20_Line"/>
      <text:h text:style-name="P1" text:outline-level="3">5. What You Have Now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Item</text:p>
            </table:table-cell>
            <table:table-cell table:style-name="Table2.A1" office:value-type="string">
              <text:p text:style-name="P17">Status</text:p>
            </table:table-cell>
          </table:table-row>
        </table:table-header-rows>
        <table:table-row>
          <table:table-cell table:style-name="Table2.A1" office:value-type="string">
            <text:p text:style-name="P18">Supabase project</text:p>
          </table:table-cell>
          <table:table-cell table:style-name="Table2.A1" office:value-type="string">
            <text:p text:style-name="P18">✅ Active</text:p>
          </table:table-cell>
        </table:table-row>
        <table:table-row>
          <table:table-cell table:style-name="Table2.A1" office:value-type="string">
            <text:p text:style-name="P18">Connection strings</text:p>
          </table:table-cell>
          <table:table-cell table:style-name="Table2.A1" office:value-type="string">
            <text:p text:style-name="P18">✅ Saved securely</text:p>
          </table:table-cell>
        </table:table-row>
        <table:table-row>
          <table:table-cell table:style-name="Table2.A1" office:value-type="string">
            <text:p text:style-name="P18">GitHub keep-alive workflow</text:p>
          </table:table-cell>
          <table:table-cell table:style-name="Table2.A1" office:value-type="string">
            <text:p text:style-name="P18">✅ Running (Mon/Thu 3 AM UTC)</text:p>
          </table:table-cell>
        </table:table-row>
        <table:table-row>
          <table:table-cell table:style-name="Table2.A1" office:value-type="string">
            <text:p text:style-name="P18">Database access</text:p>
          </table:table-cell>
          <table:table-cell table:style-name="Table2.A1" office:value-type="string">
            <text:p text:style-name="Table_20_Contents">✅ Verified</text:p>
          </table:table-cell>
        </table:table-row>
      </table:table>
      <text:p text:style-name="Horizontal_20_Line"/>
      <text:h text:style-name="P1" text:outline-level="3">Next Step</text:h>
      <text:p text:style-name="P4">Once Supabase is set up and verified, move to <text:span text:style-name="Strong_20_Emphasis">Step 2: Cloudflare R2</text:span> for file storag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4T22:58:26.954936700</meta:creation-date>
    <dc:date>2026-03-14T23:50:51.698802500</dc:date>
    <meta:editing-duration>PT35M15S</meta:editing-duration>
    <meta:editing-cycles>2</meta:editing-cycles>
    <meta:generator>LibreOffice/26.2.1.2$Windows_X86_64 LibreOffice_project/620$Build-2</meta:generator>
    <meta:document-statistic meta:table-count="2" meta:image-count="0" meta:object-count="0" meta:page-count="3" meta:paragraph-count="95" meta:word-count="523" meta:character-count="3202" meta:non-whitespace-character-count="2711"/>
  </office:meta>
</office:document-meta>
</file>